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style-name="Titulo" text:outline-level="1">octavio</text:h>
      <text:h text:style-name="Seccion" text:outline-level="2">Experiencia</text:h>
      <text:p>Científica de Datos en Google: Desarrollé modelos de Machine Learning para optimizar los anuncios publicitarios, logrando un aumento del 15% en la tasa de clics.</text:p>
      <text:p>Investigadora de Inteligencia Artificial en MIT Media Lab: Lideré un equipo en la creación de un modelo de procesamiento de lenguaje natural para análisis de sentimientos en tiempo real.</text:p>
      <text:p>Analista de Datos en una startup de tecnología: Automatización de reportes mediante Python, reduciendo el tiempo de generación de insights en un 40%.</text:p>
      <text:h text:style-name="Seccion" text:outline-level="2">Estudios</text:h>
      <text:p>Máster en Inteligencia Artificial, Stanford University (2020-2022)</text:p>
      <text:p>Licenciatura en Matemáticas, Universidad de California, Berkeley (2016-2020)</text:p>
      <text:p>Certificación en Deep Learning, DeepLearning.AI (2021)</text:p>
      <text:h text:style-name="Seccion" text:outline-level="2">Habilidades</text:h>
      <text:p>Python (experto en NumPy, Pandas, Scikit-learn, PyTorch)</text:p>
      <text:p>Bases de datos: PostgreSQL, BigQuery, Neo4j</text:p>
      <text:p>AWS, Docker, Kubernetes</text:p>
      <text:p>Análisis avanzado en Data Science</text:p>
      <text:p>Liderazgo técnico en proyectos complejo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Titulo" style:family="paragraph" style:display-name="Titulo">
      <style:text-properties fo:font-weight="bold" fo:font-size="24pt"/>
    </style:style>
    <style:style style:name="Seccion" style:family="paragraph" style:display-name="Seccion">
      <style:text-properties fo:font-weight="bold" fo:font-size="14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